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ff7f00" draw:marker-start-width="0.321cm" draw:marker-end-width="0.321cm" draw:fill="none" draw:textarea-horizontal-align="justify" draw:textarea-vertical-align="middle" draw:auto-grow-height="false" fo:min-height="3.156cm" fo:min-width="4.774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a853" draw:marker-start-width="0.321cm" draw:marker-end-width="0.321cm" draw:fill="none" draw:textarea-horizontal-align="justify" draw:textarea-vertical-align="middle" draw:auto-grow-height="false" fo:min-height="3.873cm" fo:min-width="5.892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ff7f00" draw:marker-start-width="0.321cm" draw:marker-end-width="0.321cm" draw:fill="none" draw:textarea-horizontal-align="justify" draw:textarea-vertical-align="middle" draw:auto-grow-height="false" fo:min-height="2.816cm" fo:min-width="4.774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2bd0d2" draw:marker-start-width="0.321cm" draw:marker-end-width="0.321cm" draw:fill="none" draw:textarea-horizontal-align="justify" draw:textarea-vertical-align="middle" draw:auto-grow-height="false" fo:min-height="1.849cm" fo:min-width="4.774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7f00ff" draw:marker-start-width="0.321cm" draw:marker-end-width="0.321cm" draw:fill="none" draw:textarea-horizontal-align="justify" draw:textarea-vertical-align="middle" draw:auto-grow-height="false" fo:min-height="3.156cm" fo:min-width="4.774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7f00ff" draw:marker-start-width="0.321cm" draw:marker-end-width="0.321cm" draw:fill="none" draw:textarea-horizontal-align="justify" draw:textarea-vertical-align="middle" draw:auto-grow-height="false" fo:min-height="3.561cm" fo:min-width="5.239cm" fo:padding-top="0.165cm" fo:padding-bottom="0.165cm" fo:padding-left="0.29cm" fo:padding-right="0.2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91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line-height="115%"/>
    </style:style>
    <style:style style:name="P5" style:family="paragraph">
      <loext:graphic-properties draw:fill="none" draw:fill-color="#ffffff"/>
      <style:paragraph-properties fo:line-height="115%"/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ff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0000" fo:font-size="14pt" style:font-size-asian="14pt" style:font-size-complex="14pt"/>
    </style:style>
    <style:style style:name="T4" style:family="text">
      <style:text-properties fo:color="#000000" fo:font-size="14pt" style:font-size-asian="14pt" style:font-size-complex="14pt"/>
    </style:style>
    <style:style style:name="T5" style:family="text">
      <style:text-properties fo:color="#ff7f00" fo:font-size="16pt" style:font-size-asian="16pt" style:font-size-complex="16pt"/>
    </style:style>
    <style:style style:name="T6" style:family="text">
      <style:text-properties fo:color="#00a853" fo:font-size="16pt" style:font-size-asian="16pt" style:font-size-complex="16pt"/>
    </style:style>
    <style:style style:name="T7" style:family="text">
      <style:text-properties fo:color="#00a6a8" fo:font-size="16pt" style:font-size-asian="16pt" style:font-size-complex="16pt"/>
    </style:style>
    <style:style style:name="T8" style:family="text">
      <style:text-properties fo:color="#7f00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354cm" svg:height="3.486cm" svg:x="0.406cm" svg:y="4.109cm">
          <text:p text:style-name="P1"><text:span text:style-name="T1">Détection des kp</text:span></text:p>
          <text:p text:style-name="P1"><text:span text:style-name="T1">dans image et pattern</text:span></text:p>
          <text:p text:style-name="P1"><text:span text:style-name="T2">SIFT</text:span><text:span text:style-name="T1"> : </text:span><text:span text:style-name="T3">nb octaves,</text:span></text:p>
          <text:p text:style-name="P1"><text:span text:style-name="T3">sigma, seuils de</text:span></text:p>
          <text:p text:style-name="P1"><text:span text:style-name="T3">courbure et de contou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472cm" svg:height="4.203cm" svg:x="7.35cm" svg:y="3.822cm">
          <text:p text:style-name="P1"><text:span text:style-name="T4">Matching symétrique</text:span></text:p>
          <text:p text:style-name="P1"><text:span text:style-name="T4">(de l’image vers le</text:span></text:p>
          <text:p text:style-name="P1"><text:span text:style-name="T4">pattern) et seuillage</text:span></text:p>
          <text:p text:style-name="P1"><text:span text:style-name="T4">des distances des matchs</text:span></text:p>
          <text:p text:style-name="P1"><text:span text:style-name="T2">Brute Force matching,</text:span></text:p>
          <text:p text:style-name="P1"><text:span text:style-name="T2">Knn</text:span><text:span text:style-name="T3"> </text:span><text:span text:style-name="T4">:</text:span><text:span text:style-name="T3"> norme=L2, k=1 ; seui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54cm" svg:height="3.146cm" svg:x="15.035cm" svg:y="4.233cm">
          <text:p text:style-name="P1"><text:span text:style-name="T4">Matching des kp du</text:span></text:p>
          <text:p text:style-name="P1"><text:span text:style-name="T4">pattern vers l’image</text:span></text:p>
          <text:p text:style-name="P1"><text:span text:style-name="T2">Knn</text:span><text:span text:style-name="T3"> </text:span><text:span text:style-name="T4">: </text:span><text:span text:style-name="T3">norme=L2</text:span><text:span text:style-name="T4">, </text:span><text:span text:style-name="T3">k</text:span></text:p>
          <text:p text:style-name="P1"><text:span text:style-name="T2">Ratio test (Lowe)</text:span><text:span text:style-name="T3"> </text:span><text:span text:style-name="T4">:</text:span><text:span text:style-name="T3"> </text:span></text:p>
          <text:p text:style-name="P1"><text:span text:style-name="T3">ratio=0.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354cm" svg:height="2.179cm" svg:x="15.004cm" svg:y="10.147cm">
          <text:p text:style-name="P1"><text:span text:style-name="T1">Clusterisation des</text:span></text:p>
          <text:p text:style-name="P1"><text:span text:style-name="T1">points de l’image</text:span></text:p>
          <text:p text:style-name="P1"><text:span text:style-name="T2">Meanshift</text:span><text:span text:style-name="T1"> : </text:span><text:span text:style-name="T3">ray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354cm" svg:height="3.486cm" svg:x="7.909cm" svg:y="9.618cm">
          <text:p text:style-name="P1"><text:span text:style-name="T1">Filtrage des clusters</text:span></text:p>
          <text:p text:style-name="P1"><text:span text:style-name="T1">par nombre d’éléments</text:span></text:p>
          <text:p text:style-name="P1"><text:span text:style-name="T3">Nb min d’éléments = 3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819cm" svg:height="3.891cm" svg:x="0.439cm" svg:y="9.4cm">
          <text:p text:style-name="P1"><text:span text:style-name="T1">Filtrage des clusters</text:span></text:p>
          <text:p text:style-name="P1"><text:span text:style-name="T1">par comparaison de</text:span></text:p>
          <text:p text:style-name="P1"><text:span text:style-name="T1">la géométrie des points</text:span></text:p>
          <text:p text:style-name="P1"><text:span text:style-name="T1">avec les points matchés</text:span></text:p>
          <text:p text:style-name="P1"><text:span text:style-name="T1">du pattern</text:span></text:p>
          <text:p text:style-name="P1"><text:span text:style-name="T2">indice de Jaccard</text:span><text:span text:style-name="T4"> : </text:span><text:span text:style-name="T3">seuil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6.04cm" svg:y1="5.883cm" svg:x2="7.191cm" svg:y2="5.883cm">
          <text:p/>
        </draw:line>
        <draw:line draw:style-name="gr7" draw:text-style-name="P3" draw:layer="layout" svg:x1="14.008cm" svg:y1="5.914cm" svg:x2="14.88cm" svg:y2="5.914cm">
          <text:p/>
        </draw:line>
        <draw:line draw:style-name="gr7" draw:text-style-name="P3" draw:layer="layout" svg:x1="17.775cm" svg:y1="7.844cm" svg:x2="17.774cm" svg:y2="9.494cm">
          <text:p/>
        </draw:line>
        <draw:line draw:style-name="gr7" draw:text-style-name="P3" draw:layer="layout" svg:x1="14.693cm" svg:y1="11.174cm" svg:x2="13.541cm" svg:y2="11.206cm">
          <text:p/>
        </draw:line>
        <draw:line draw:style-name="gr7" draw:text-style-name="P3" draw:layer="layout" svg:x1="7.659cm" svg:y1="11.423cm" svg:x2="6.414cm" svg:y2="11.423cm">
          <text:p/>
        </draw:line>
        <draw:frame draw:style-name="gr8" draw:text-style-name="P5" draw:layer="layout" svg:width="18.49cm" svg:height="3.163cm" svg:x="0.498cm" svg:y="14.505cm">
          <draw:text-box>
            <text:p text:style-name="P4"><text:span text:style-name="T5">Reconnaissance de points d’intérêts (keypoints, kp) et de similarités</text:span></text:p>
            <text:p text:style-name="P4"><text:span text:style-name="T6">Filtrage des points d’intérêts de l’image</text:span></text:p>
            <text:p text:style-name="P4"><text:span text:style-name="T7">Regroupement des points d’intérêts de l’image en clusters</text:span></text:p>
            <text:p text:style-name="P4"><text:span text:style-name="T8">Filtrage des cluste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0T07:38:50.157000000</meta:creation-date>
    <dc:date>2019-06-20T09:16:29.057000000</dc:date>
    <meta:editing-duration>PT20M18S</meta:editing-duration>
    <meta:editing-cycles>5</meta:editing-cycles>
    <meta:generator>LibreOffice/5.3.6.1$Windows_X86_64 LibreOffice_project/686f202eff87ef707079aeb7f485847613344eb7</meta:generator>
    <meta:document-statistic meta:object-count="12"/>
  </office:meta>
</office:document-meta>
</file>